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1252in"/>
          <style:tab-stop style:position="0.6173in"/>
          <style:tab-stop style:position="6.6874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2.9165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.V. Titanium Pigments Pvt Ltd</text:p>
      <text:p text:style-name="P3">TUTICORIN</text:p>
      <text:p text:style-name="P4"/>
      <text:p text:style-name="P3">GOODS RECEIPT NOTE</text:p>
      <text:p text:style-name="P3"/>
      <text:p text:style-name="P5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5">Inv./Del.Note.No<text:tab/>: <text:placeholder text:placeholder-type="text">&lt;o.invoice_no or ''&gt;</text:placeholder><text:tab/></text:p>
      <text:p text:style-name="P5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5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5">Gatepass&amp;Date<text:tab/>: <text:placeholder text:placeholder-type="text">&lt;o.gate_in_pass_no and o.gate_in_pass_no.gate_date_time and  convert_date_time(o.gate_in_pass_no.gate_date_time) or ''&gt;</text:placeholder><text:tab/>Lorry No<text:tab/>: <text:placeholder text:placeholder-type="text">&lt;o.truck&gt;</text:placeholder></text:p>
      <text:p text:style-name="P5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">S.No</text:p>
          </table:table-cell>
          <table:table-cell table:style-name="Table1.A1" office:value-type="string">
            <text:p text:style-name="P2">Cod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Movement type</text:p>
          </table:table-cell>
          <table:table-cell table:style-name="Table1.A1" office:value-type="string">
            <text:p text:style-name="P2">QTY</text:p>
          </table:table-cell>
          <table:table-cell table:style-name="Table1.A1" office:value-type="string">
            <text:p text:style-name="P2">UOM</text:p>
          </table:table-cell>
          <table:table-cell table:style-name="Table1.G1" office:value-type="string">
            <text:p text:style-name="P2">S.BIN</text:p>
          </table:table-cell>
        </table:table-row>
        <table:table-row>
          <table:table-cell table:style-name="Table1.A2" table:number-columns-spanned="7" office:value-type="string">
            <text:p text:style-name="P7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line.si_no  or ''&gt;</text:placeholder></text:p>
          </table:table-cell>
          <table:table-cell table:style-name="Table1.A3" office:value-type="string">
            <text:p text:style-name="P7"><text:placeholder text:placeholder-type="text">&lt;line.product_id and line.product_id.default_code or ''&gt;</text:placeholder></text:p>
          </table:table-cell>
          <table:table-cell table:style-name="Table1.A3" office:value-type="string">
            <text:p text:style-name="P7"><text:placeholder text:placeholder-type="text">&lt;line.description or ''&gt;</text:placeholder></text:p>
          </table:table-cell>
          <table:table-cell table:style-name="Table1.A3" office:value-type="string">
            <text:p text:style-name="P7"><text:placeholder text:placeholder-type="text">&lt;line.action_taken and get_move(line.action_taken) or ''&gt;</text:placeholder></text:p>
          </table:table-cell>
          <table:table-cell table:style-name="Table1.A3" office:value-type="string">
            <text:p text:style-name="P7"><text:placeholder text:placeholder-type="text">&lt;line.product_qty or ''&gt;</text:placeholder></text:p>
          </table:table-cell>
          <table:table-cell table:style-name="Table1.A3" office:value-type="string">
            <text:p text:style-name="P7"><text:placeholder text:placeholder-type="text">&lt;line.product_uom and line.product_uom.name or ''&gt;</text:placeholder></text:p>
          </table:table-cell>
          <table:table-cell table:style-name="Table1.A2" office:value-type="string">
            <text:p text:style-name="P7"><text:placeholder text:placeholder-type="text">&lt;line.bin_location or ''&gt;</text:placeholder></text:p>
          </table:table-cell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>Accepted/Rejected</text:p>
      <text:p text:style-name="P5">Justification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repared By:<text:tab/><text:tab/>Store Incharge<text:tab/><text:tab/>Reviewed By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_64 LibreOffice_project/350m1$Build-2</meta:generator>
    <dc:date>2015-04-16T08:26:59</dc:date>
    <dc:creator>tien </dc:creator>
    <meta:editing-duration>PT39M43S</meta:editing-duration>
    <meta:editing-cycles>31</meta:editing-cycles>
    <meta:document-statistic meta:table-count="1" meta:image-count="0" meta:object-count="0" meta:page-count="1" meta:paragraph-count="27" meta:word-count="114" meta:character-count="976" meta:non-whitespace-character-count="881"/>
  </office:meta>
</office:document-meta>
</file>